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rsid="000255a5" officeooo:paragraph-rsid="000255a5"/>
    </style:style>
    <style:style style:name="P3" style:family="paragraph" style:parent-style-name="Text_20_body" style:list-style-name="OrgBulletedList"/>
    <style:style style:name="P4" style:family="paragraph" style:parent-style-name="Text_20_body" style:list-style-name="OrgBulletedList">
      <style:text-properties officeooo:paragraph-rsid="000255a5"/>
    </style:style>
    <style:style style:name="P5" style:family="paragraph" style:parent-style-name="Text_20_body" style:list-style-name="OrgBulletedList">
      <style:text-properties officeooo:rsid="00039105" officeooo:paragraph-rsid="00039105"/>
    </style:style>
    <style:style style:name="P6" style:family="paragraph" style:parent-style-name="Text_20_body" style:list-style-name="OrgNumberedList"/>
    <style:style style:name="P7" style:family="paragraph" style:parent-style-name="Text_20_body" style:list-style-name="OrgBulletedList">
      <style:text-properties officeooo:rsid="00054382" officeooo:paragraph-rsid="00054382"/>
    </style:style>
    <style:style style:name="P8" style:family="paragraph" style:parent-style-name="Text_20_body" style:list-style-name="L1">
      <style:text-properties officeooo:rsid="00054382" officeooo:paragraph-rsid="00054382"/>
    </style:style>
    <style:style style:name="P9" style:family="paragraph" style:parent-style-name="Text_20_body" style:list-style-name="OrgBulletedList">
      <style:text-properties officeooo:rsid="00061acf" officeooo:paragraph-rsid="00061acf"/>
    </style:style>
    <style:style style:name="P10" style:family="paragraph" style:parent-style-name="Text_20_body">
      <style:text-properties officeooo:paragraph-rsid="00039105"/>
    </style:style>
    <style:style style:name="P11" style:family="paragraph" style:parent-style-name="Heading_20_1">
      <style:text-properties officeooo:rsid="00054382" officeooo:paragraph-rsid="00054382"/>
    </style:style>
    <style:style style:name="P12" style:family="paragraph" style:parent-style-name="Heading_20_1" style:list-style-name="">
      <style:paragraph-properties>
        <style:tab-stops>
          <style:tab-stop style:position="6.6929in" style:type="right"/>
        </style:tab-stops>
      </style:paragraph-properties>
    </style:style>
    <style:style style:name="P13" style:family="paragraph" style:parent-style-name="Heading_20_1">
      <style:paragraph-properties fo:break-before="page"/>
    </style:style>
    <style:style style:name="P14" style:family="paragraph" style:parent-style-name="Heading_20_2">
      <style:text-properties officeooo:paragraph-rsid="0002c777"/>
    </style:style>
    <style:style style:name="P15" style:family="paragraph" style:parent-style-name="Horizontal_20_Line" style:list-style-name="OrgBulletedList"/>
    <style:style style:name="T1" style:family="text">
      <style:text-properties officeooo:rsid="00039105"/>
    </style:style>
    <style:style style:name="T2" style:family="text">
      <style:text-properties officeooo:rsid="0005438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2" text:separation-character="." text:name="Illustration"/>
        <text:sequence-decl text:display-outline-level="2" text:separation-character="." text:name="Table"/>
        <text:sequence-decl text:display-outline-level="2" text:separation-character="." text:name="Text"/>
        <text:sequence-decl text:display-outline-level="0" text:name="Drawing"/>
        <text:sequence-decl text:display-outline-level="2" text:separation-character="." text:name="Equation"/>
        <text:sequence-decl text:display-outline-level="2" text:separation-character="." text:name="Listing"/>
      </text:sequence-decls>
      <text:p text:style-name="OrgTitle"><text:title>Experiment Protocol</text:title></text:p>
      <text:p text:style-name="OrgSubtitle"/>
      <text:p text:style-name="OrgSubtitle"/>
      <text:h text:style-name="Heading_20_1" text:outline-level="1"><text:bookmark text:name="sec-1"/><text:bookmark-start text:name="OrgXref.sec-1"/>Basisdaten <text:bookmark-end text:name="OrgXref.sec-1"/></text:h>
      <text:list xml:id="list5336936093790699195" text:style-name="OrgBulletedList">
        <text:list-item>
          <text:p text:style-name="P3">VPCode </text:p>
        </text:list-item>
        <text:list-item>
          <text:p text:style-name="P3">Datum </text:p>
        </text:list-item>
        <text:list-item>
          <text:p text:style-name="P3">Geschlecht </text:p>
        </text:list-item>
        <text:list-item>
          <text:p text:style-name="P3">Kappe: Größe und ID </text:p>
        </text:list-item>
        <text:list-item>
          <text:p text:style-name="P3">Experimentleiter </text:p>
        </text:list-item>
      </text:list>
      <text:h text:style-name="Heading_20_1" text:outline-level="1"><text:bookmark text:name="sec-2"/><text:bookmark-start text:name="OrgXref.sec-2"/>Aufbau <text:bookmark-end text:name="OrgXref.sec-2"/></text:h>
      <text:list xml:id="list93412806138391" text:style-name="OrgBulletedList">
        <text:list-item>
          <text:p text:style-name="P3">Amplifier </text:p>
          <text:list>
            <text:list-item>
              <text:p text:style-name="P3">DC Amp 1 -&gt; Port 1 </text:p>
            </text:list-item>
            <text:list-item>
              <text:p text:style-name="P3">DC Amp 2 -&gt; Port 2 </text:p>
            </text:list-item>
            <text:list-item>
              <text:p text:style-name="P3">ExG Amp -&gt; Port 3 </text:p>
            </text:list-item>
          </text:list>
        </text:list-item>
        <text:list-item>
          <text:p text:style-name="P3">EEG-Kappe </text:p>
        </text:list-item>
        <text:list-item>
          <text:p text:style-name="P3">Button in rechter Hand (Rechtshänder, sonst andersherum) </text:p>
        </text:list-item>
        <text:list-item>
          <text:p text:style-name="P3">Pulssensor an linker Hand </text:p>
        </text:list-item>
        <text:list-item>
          <text:p text:style-name="P3">EMG an rechter Hand (zu Button) </text:p>
        </text:list-item>
        <text:list-item>
          <text:p text:style-name="P3">Hautleitfähigkeitssensor (linker Zeige-/Mittelfinger) </text:p>
        </text:list-item>
        <text:list-item>
          <text:p text:style-name="P3">Atemgurt </text:p>
        </text:list-item>
        <text:list-item>
          <text:p text:style-name="P3">Optischer Sensor </text:p>
          <text:list>
            <text:list-item>
              <text:p text:style-name="P3">Signal Gain: 10 </text:p>
            </text:list-item>
            <text:list-item>
              <text:p text:style-name="P3">Trigger Level: ca 1.5 </text:p>
            </text:list-item>
          </text:list>
        </text:list-item>
        <text:list-item>
          <text:p text:style-name="P3">Distanz zum Bildschirm: 80cm </text:p>
        </text:list-item>
      </text:list>
      <text:h text:style-name="Heading_20_1" text:outline-level="1"><text:bookmark text:name="sec-3"/><text:bookmark-start text:name="OrgXref.sec-3"/>Vorbedingungen an Probanden <text:bookmark-end text:name="OrgXref.sec-3"/></text:h>
      <text:p text:style-name="Text_20_body">tbd -&gt; Fahrererfahrung!? </text:p>
      <text:h text:style-name="P12" text:outline-level="1"/>
      <text:h text:style-name="P13" text:outline-level="1"><text:bookmark-start text:name="OrgXref.sec-4"/>Presession <text:bookmark-end text:name="OrgXref.sec-4"/></text:h>
      <text:h text:style-name="Heading_20_2" text:outline-level="2"><text:bookmark text:name="sec-4-1"/><text:bookmark-start text:name="OrgXref.sec-4-1"/>Hinweise <text:bookmark-end text:name="OrgXref.sec-4-1"/></text:h>
      <text:list xml:id="list93412746657000" text:style-name="OrgBulletedList">
        <text:list-item>
          <text:p text:style-name="P3">EEG-Artifakte erklären </text:p>
        </text:list-item>
        <text:list-item>
          <text:p text:style-name="P3">Augenbewegungen gering halten </text:p>
        </text:list-item>
        <text:list-item>
          <text:p text:style-name="P3">Pausen nach jedem Block nutzen, um aktiv zu entspannen </text:p>
        </text:list-item>
      </text:list>
      <text:h text:style-name="Heading_20_2" text:outline-level="2"><text:bookmark text:name="sec-4-2"/><text:bookmark-start text:name="OrgXref.sec-4-2"/>Aufbau <text:bookmark-end text:name="OrgXref.sec-4-2"/></text:h>
      <text:list xml:id="list8543589741499945286" text:style-name="OrgNumberedList">
        <text:list-item>
          <text:p text:style-name="P6">Augen geschlossen/offen </text:p>
        </text:list-item>
        <text:list-item>
          <text:p text:style-name="P6">Reaktionszeit </text:p>
        </text:list-item>
        <text:list-item>
          <text:p text:style-name="P6">wir zeigen Ihnen gleich 20 Blöcke mit je 8 kurzen Sequenzen am Ende jeder Szene bitten wir Sie, kurz die Komplexität einzuschätzen </text:p>
        </text:list-item>
      </text:list>
      <text:h text:style-name="Heading_20_2" text:outline-level="2"><text:bookmark text:name="sec-4-3"/><text:bookmark-start text:name="OrgXref.sec-4-3"/>Recording <text:bookmark-end text:name="OrgXref.sec-4-3"/></text:h>
      <text:list xml:id="list93412026917088" text:style-name="OrgBulletedList">
        <text:list-item>
          <text:p text:style-name="P7">(Webcam starten)<text:tab/></text:p>
        </text:list-item>
        <text:list-item>
          <text:p text:style-name="P3">30 Sekunde Augen offen/geschlossen </text:p>
        </text:list-item>
        <text:list-item>
          <text:p text:style-name="P3">Button testen </text:p>
        </text:list-item>
        <text:list-item>
          <text:p text:style-name="P3">Reaktionszeit </text:p>
          <text:list>
            <text:list-item>
              <text:p text:style-name="P3">4 Blöcke mit je 5 Stimuli im Zeitraum [1, 3], max 2 Sekunden </text:p>
            </text:list-item>
          </text:list>
        </text:list-item>
      </text:list>
      <text:h text:style-name="Heading_20_1" text:outline-level="1"><text:bookmark text:name="sec-5"/><text:bookmark-start text:name="OrgXref.sec-5"/>Hinweise/Erklärung Experiment <text:bookmark-end text:name="OrgXref.sec-5"/></text:h>
      <text:h text:style-name="Heading_20_2" text:outline-level="2"><text:bookmark text:name="sec-5-1"/><text:bookmark-start text:name="OrgXref.sec-5-1"/>Ziel <text:bookmark-end text:name="OrgXref.sec-5-1"/></text:h>
      <text:p text:style-name="Text_20_body">Wir wollen untersuchen, wie Sie Gefahren im Straßenverkehr wahrnehmen. </text:p>
      <text:h text:style-name="Heading_20_2" text:outline-level="2"><text:bookmark text:name="sec-5-2"/><text:bookmark-start text:name="OrgXref.sec-5-2"/>Szenenbetrachtung bei <text:bookmark-end text:name="OrgXref.sec-5-2"/><text:span text:style-name="T2">selbstfahrendem Auto</text:span></text:h>
      <text:list xml:id="list93413490960073" text:style-name="OrgBulletedList">
        <text:list-item>
          <text:p text:style-name="P3">Sie sind Beifahrer in einem autonomen Fahrzeug <text:span text:style-name="T2">(das selber fährt), sehen aus dem Auto nach vorne</text:span></text:p>
        </text:list-item>
        <text:list-item>
          <text:p text:style-name="P3">beobachten Fahrszenen, die sich in ihrer Komplexität und dem Risiko unterscheiden </text:p>
        </text:list-item>
        <text:list-item>
          <text:p text:style-name="P4">einige dieser Szenen wurden um <text:span text:style-name="T2">Strichmännchen</text:span> erweitert, um mehr Ereignisse darstellen zu können </text:p>
        </text:list-item>
      </text:list>
      <text:h text:style-name="Heading_20_2" text:outline-level="2"><text:bookmark text:name="sec-5-3"/><text:bookmark-start text:name="OrgXref.sec-5-3"/>Aufgabe <text:bookmark-end text:name="OrgXref.sec-5-3"/></text:h>
      <text:list xml:id="list93412819553849" text:style-name="OrgBulletedList">
        <text:list-item>
          <text:p text:style-name="P3">Sie haben nur eine Interaktionsmöglichkeit: Einen Knopf, mit dem Sie dem Auto mitteilen, dass die Szene gefährlich ist und es sehr defensiv fahren soll </text:p>
        </text:list-item>
        <text:list-item>
          <text:p text:style-name="P3">Drücken Sie den Knopf, sobald Sie die Szene für gefährlich halten. Achten Sie darauf, den Knopf nicht unnötig zu drücken. </text:p>
        </text:list-item>
        <text:list-item>
          <text:p text:style-name="P3">hier: (der Einfachheit halber): Sie erhalten nur eine leichte Verdunkelung als Feedback, das Fahrzeug stoppt nicht. </text:p>
        </text:list-item>
        <text:list-item>
          <text:p text:style-name="P3"><text:soft-page-break/>=&gt; Proband wiederholen lassen </text:p>
        </text:list-item>
      </text:list>
      <text:h text:style-name="Heading_20_2" text:outline-level="2"><text:span text:style-name="T2">Familiarization</text:span><text:bookmark-start text:name="OrgXref.sec-5-4"/> <text:bookmark-end text:name="OrgXref.sec-5-4"/></text:h>
      <text:list xml:id="list93412058726058" text:style-name="OrgBulletedList">
        <text:list-item>
          <text:p text:style-name="P3"><text:span text:style-name="T2">drei</text:span> <text:span text:style-name="T2">Szenen</text:span> (Block 0) <text:span text:style-name="T2">werden</text:span> abgespielt </text:p>
        </text:list-item>
        <text:list-item>
          <text:p text:style-name="P7">bitte schauen Sie die Szenen an, drücken Sie den Button, sobald Sie die Szene für gefährlich halten</text:p>
        </text:list-item>
        <text:list-item>
          <text:p text:style-name="P7">nach jeder Szene gibt es eine Skala, bei der Sie bewerten sollen, wie komplex Sie die Szene fanden (→ Beispiel)</text:p>
          <text:list>
            <text:list-item>
              <text:p text:style-name="P9">während diese angezeigt wird und im schwarzen Bildschirm danach können Sie sich entspannen</text:p>
            </text:list-item>
          </text:list>
        </text:list-item>
        <text:list-item>
          <text:p text:style-name="P3">Fragebogen <text:span text:style-name="T2">nach jedem fünften Block → </text:span>vor<text:span text:style-name="T2">stellen</text:span></text:p>
        </text:list-item>
      </text:list>
      <text:h text:style-name="P11" text:outline-level="1">Hauptexperiment</text:h>
      <text:list xml:id="list6612756070390945609" text:style-name="L1">
        <text:list-item>
          <text:p text:style-name="P8"><text:bookmark-start text:name="OrgXref.sec-6"/>F<text:bookmark-end text:name="OrgXref.sec-6"/>rage nach Komplexität nach jeder Szene, kurz verbal Verstehen bestätigen</text:p>
        </text:list-item>
        <text:list-item>
          <text:p text:style-name="P8">Fragebogen nach jedem fünften Block (viermal)</text:p>
        </text:list-item>
      </text:list>
      <text:h text:style-name="Heading_20_2" text:outline-level="2"/>
      <text:h text:style-name="P14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>
        <style:tab-stops>
          <style:tab-stop style:position="6.6929in" style:type="right"/>
        </style:tab-stops>
      </style:paragraph-properties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.title" style:display-name="Heading 1.title" style:family="paragraph" style:parent-style-name="Heading_20_1" style:default-outline-level="" style:list-style-name="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in" fo:margin-bottom="0in" loext:contextual-spacing="false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in" fo:margin-bottom="0in" loext:contextual-spacing="false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710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OrgFootnoteQuotations" style:family="paragraph" style:parent-style-name="Footnote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OrgVerse" style:family="paragraph" style:parent-style-name="Preformatted_20_Text">
      <loext:graphic-properties draw:fill="none" draw:fill-color="#729fcf"/>
      <style:paragraph-properties fo:background-color="transparent" fo:padding="0in" fo:border="none" style:shadow="none"/>
    </style:style>
    <style:style style:name="OrgClock" style:family="paragraph" style:parent-style-name="Text_20_body">
      <style:paragraph-properties fo:margin-top="0in" fo:margin-bottom="0in" loext:contextual-spacing="false"/>
    </style:style>
    <style:style style:name="OrgClockLastLine" style:family="paragraph" style:parent-style-name="OrgClock"/>
    <style:style style:name="OrgPlanning" style:family="paragraph" style:parent-style-name="Text_20_body"/>
    <style:style style:name="OrgFixedWidthBlock" style:family="paragraph" style:parent-style-name="Preformatted_20_Text">
      <loext:graphic-properties draw:fill="solid" draw:fill-color="#c0c0c0" draw:opacity="100%"/>
      <style:paragraph-properties fo:background-color="#c0c0c0" fo:padding="0.0193in" fo:border="0.06pt solid #000000" style:shadow="none"/>
    </style:style>
    <style:style style:name="OrgFixedWidthBlockLastLine" style:family="paragraph" style:parent-style-name="OrgFixedWidthBlock">
      <style:paragraph-properties fo:margin-top="0in" fo:margin-bottom="0.0827in" loext:contextual-spacing="false"/>
    </style:style>
    <style:style style:name="OrgFormula" style:family="paragraph" style:parent-style-name="Text_20_body">
      <style:paragraph-properties>
        <style:tab-stops>
          <style:tab-stop style:position="6.6929in" style:type="right"/>
        </style:tab-stops>
      </style:paragraph-properties>
    </style:style>
    <style:style style:name="OrgSrcBlockLastLine" style:family="paragraph">
      <style:paragraph-properties fo:margin-top="0in" fo:margin-bottom="0.0827in" loext:contextual-spacing="false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start" style:justify-single-word="false"/>
    </style:style>
    <style:style style:name="OrgTableHeadingRight" style:family="paragraph" style:parent-style-name="OrgTableHeading">
      <style:paragraph-properties fo:text-align="end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start" style:justify-single-word="false"/>
    </style:style>
    <style:style style:name="OrgTableContentsRight" style:family="paragraph" style:parent-style-name="OrgTableContents">
      <style:paragraph-properties fo:text-align="end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in" fo:margin-right="0in" fo:text-indent="0in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0827in" loext:contextual-spacing="false" style:page-number="auto" fo:padding="0in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OrgInlineTaskHeading" style:family="paragraph" style:parent-style-name="Caption" style:next-style-name="Text_20_body">
      <style:text-properties fo:font-style="normal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 style:text-line-through-type="single"/>
    </style:style>
    <style:style style:name="Source_20_Text" style:display-name="Source Text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Code" style:family="text" style:parent-style-name="Source_20_Text"/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family="text">
      <style:text-properties style:font-name="Courier New" fo:font-family="'Courier New'" style:font-family-generic="modern" style:font-pitch="fixed" fo:background-color="transparent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5f_20_5f_Symbols" style:display-name="Bullet_20_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rgDisplayImage" style:family="graphic" style:parent-style-name="Graphics">
      <style:graphic-properties text:anchor-type="paragraph" svg:x="0in" svg:y="0in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svg:x="0in" svg:y="0in" fo:margin-top="0.0827in" fo:margin-bottom="0.0827in" style:vertical-pos="middle" style:vertical-rel="page" style:horizontal-pos="center" style:horizontal-rel="page" fo:background-color="transparent" draw:fill="none" draw:fill-color="#729fcf" style:shadow="none" draw:shadow-opacity="100%"/>
    </style:style>
    <style:style style:name="OrgCaptionedImage" style:family="graphic" style:parent-style-name="Graphics">
      <style:graphic-properties svg:width="0.0161in" style:rel-width="100%" fo:min-height="0.0161in" text:anchor-type="paragraph" svg:x="0in" svg:y="0in"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draw:shadow-opacity="100%" loext:rel-width-rel="paragraph"/>
    </style:style>
    <style:style style:name="OrgImageCaptionFrame" style:family="graphic" style:parent-style-name="Frame">
      <style:graphic-properties text:anchor-type="paragraph" svg:x="0in" svg:y="0in" fo:margin-left="0in" fo:margin-right="0in" fo:margin-top="0in" fo:margin-bottom="0in" style:wrap="none" style:vertical-pos="top" style:vertical-rel="paragraph" style:horizontal-pos="center" style:horizontal-rel="paragraph" fo:padding="0in" fo:border="none"/>
    </style:style>
    <style:style style:name="OrgPageImageCaptionFrame" style:family="graphic" style:parent-style-name="Frame">
      <style:graphic-properties text:anchor-type="paragraph" svg:x="0in" svg:y="0in" fo:margin-left="0in" fo:margin-right="0in" fo:margin-top="0.0827in" fo:margin-bottom="0.0827in" style:wrap="none" style:vertical-pos="middle" style:vertical-rel="page" style:horizontal-pos="center" style:horizontal-rel="page" fo:background-color="transparent" draw:fill="none" draw:fill-color="#729fcf" fo:padding="0in" fo:border="none" style:shadow="none" draw:shadow-opacity="100%"/>
    </style:style>
    <style:style style:name="OrgInlineImage" style:family="graphic" style:parent-style-name="Graphics">
      <style:graphic-properties text:anchor-type="as-char" svg:x="0in" svg:y="0in" style:vertical-pos="top" style:vertical-rel="baseline" style:horizontal-pos="center" style:horizontal-rel="paragraph"/>
    </style:style>
    <style:style style:name="OrgFormula" style:family="graphic">
      <style:graphic-properties text:anchor-type="as-char" svg:y="0in" fo:margin-left="0.0791in" fo:margin-right="0.0791in" style:vertical-pos="middle" style:vertical-rel="text" style:shadow="none" draw:shadow-opacity="100%"/>
    </style:style>
    <style:style style:name="OrgInlineFormula" style:family="graphic" style:parent-style-name="Formula">
      <style:graphic-properties svg:y="0in" style:vertical-pos="middle" style:vertical-rel="text"/>
    </style:style>
    <style:style style:name="OrgDisplayFormula" style:family="graphic" style:parent-style-name="OrgFormula">
      <style:graphic-properties svg:x="0in" svg:y="0in" style:vertical-pos="middle" style:vertical-rel="text" style:horizontal-pos="from-left" style:horizontal-rel="paragraph-content"/>
    </style:style>
    <style:style style:name="OrgFormulaCaptionFrame" style:family="graphic" style:parent-style-name="Frame">
      <style:graphic-properties text:anchor-type="paragraph" svg:x="0in" svg:y="0in" fo:margin-left="0in" fo:margin-right="0in" fo:margin-top="0in" fo:margin-bottom="0in" style:wrap="right" style:number-wrapped-paragraphs="1" style:wrap-contour="false" style:vertical-pos="top" style:vertical-rel="paragraph" style:horizontal-pos="center" style:horizontal-rel="paragraph" fo:padding="0in" fo:border="none"/>
    </style:style>
    <style:style style:name="OrgCaptionedFormula" style:family="graphic" style:parent-style-name="OrgFormula">
      <style:graphic-properties svg:x="0in" svg:y="0in"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/>
    </style:style>
    <style:style style:name="OrgInlineTaskFrame" style:family="graphic" style:parent-style-name="Frame">
      <style:graphic-properties svg:x="0in" svg:y="0in" style:wrap="none" style:vertical-pos="top" style:vertical-rel="paragraph-content" style:horizontal-pos="center" style:horizontal-rel="paragraph-content" fo:background-color="#ffffcc" style:background-transparency="0%" draw:fill="solid" draw:fill-color="#ffffcc" draw:opacity="100%" fo:padding="0.0591in" fo:border="0.26pt solid #000000" style:shadow="none" draw:shadow-opacity="100%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nothing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list-style style:name="OrgNumbered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OrgBulletedList">
      <text:list-level-style-bullet text:level="1" text:style-name="Bullet_5f_20_5f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5f_20_5f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5f_20_5f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5f_20_5f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5f_20_5f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5f_20_5f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5f_20_5f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5f_20_5f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5f_20_5f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5f_20_5f_Symbols" style:num-suffix="." text:bullet-char="•">
        <style:list-level-properties text:space-before="2.5in" text:min-label-width="0.25in"/>
        <style:text-properties style:font-name="StarSymbol"/>
      </text:list-level-style-bullet>
    </text:list-style>
    <text:list-style style:name="OrgDescriptionList">
      <text:list-level-style-number text:level="1" style:num-format="">
        <style:list-level-properties text:space-before="0.25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in"/>
      </text:list-level-style-number>
      <text:list-level-style-number text:level="5" style:num-format="">
        <style:list-level-properties text:space-before="1.25in"/>
      </text:list-level-style-number>
      <text:list-level-style-number text:level="6" style:num-format="">
        <style:list-level-properties text:space-before="1.5in"/>
      </text:list-level-style-number>
      <text:list-level-style-number text:level="7" style:num-format="">
        <style:list-level-properties text:space-before="1.75in"/>
      </text:list-level-style-number>
      <text:list-level-style-number text:level="8" style:num-format="">
        <style:list-level-properties text:space-before="2in"/>
      </text:list-level-style-number>
      <text:list-level-style-number text:level="9" style:num-format="">
        <style:list-level-properties text:space-before="2.25in"/>
      </text:list-level-style-number>
      <text:list-level-style-number text:level="10" style:num-format="">
        <style:list-level-properties text:space-before="2.5in"/>
      </text:list-level-style-number>
    </text:list-style>
    <text:list-style style:name="OrgSrcBlockNumberedLine">
      <text:list-level-style-number text:level="1" style:num-format="1">
        <style:list-level-properties text:space-before="0.25in" text:min-label-width="0.25in" text:min-label-distance="0.0398in" fo:text-align="end"/>
      </text:list-level-style-number>
      <text:list-level-style-number text:level="2" style:num-format="1">
        <style:list-level-properties text:space-before="0.5in" text:min-label-width="0.25in" text:min-label-distance="0.0398in" fo:text-align="end"/>
      </text:list-level-style-number>
      <text:list-level-style-number text:level="3" style:num-format="1">
        <style:list-level-properties text:space-before="0.75in" text:min-label-width="0.25in" text:min-label-distance="0.0398in" fo:text-align="end"/>
      </text:list-level-style-number>
      <text:list-level-style-number text:level="4" style:num-format="1">
        <style:list-level-properties text:space-before="1in" text:min-label-width="0.25in" text:min-label-distance="0.0398in" fo:text-align="end"/>
      </text:list-level-style-number>
      <text:list-level-style-number text:level="5" style:num-format="1">
        <style:list-level-properties text:space-before="1.25in" text:min-label-width="0.25in" text:min-label-distance="0.0398in" fo:text-align="end"/>
      </text:list-level-style-number>
      <text:list-level-style-number text:level="6" style:num-format="1">
        <style:list-level-properties text:space-before="1.5in" text:min-label-width="0.25in" text:min-label-distance="0.0398in" fo:text-align="end"/>
      </text:list-level-style-number>
      <text:list-level-style-number text:level="7" style:num-format="1">
        <style:list-level-properties text:space-before="1.75in" text:min-label-width="0.25in" text:min-label-distance="0.0398in" fo:text-align="end"/>
      </text:list-level-style-number>
      <text:list-level-style-number text:level="8" style:num-format="1">
        <style:list-level-properties text:space-before="2in" text:min-label-width="0.25in" text:min-label-distance="0.0398in" fo:text-align="end"/>
      </text:list-level-style-number>
      <text:list-level-style-number text:level="9" style:num-format="1">
        <style:list-level-properties text:space-before="2.25in" text:min-label-width="0.25in" text:min-label-distance="0.0398in" fo:text-align="end"/>
      </text:list-level-style-number>
      <text:list-level-style-number text:level="10" style:num-format="1">
        <style:list-level-properties text:space-before="2.5in" text:min-label-width="0.25in" text:min-label-distance="0.0398in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8.2681in" fo:page-height="11.6929in" style:num-format="i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  <style:page-layout style:name="Mpm5" style:page-usage="mirrored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>0</text:page-number></text:p>
      </style:footer>
    </style:master-page>
    <style:master-page style:name="OrgFirstPage" style:page-layout-name="Mpm4" style:next-style-name="OrgPage">
      <style:footer>
        <text:p text:style-name="MP1"><text:page-number text:select-page="current">0</text:page-number></text:p>
      </style:footer>
    </style:master-page>
    <style:master-page style:name="OrgPage" style:page-layout-name="Mpm5">
      <style:footer>
        <text:p text:style-name="MP1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Henrich Kolkhorst</dc:creator>
    <meta:initial-creator>Henrich Kolkhorst</meta:initial-creator>
    <dc:date>2016-01-08T11:56:48.421658601</dc:date>
    <meta:creation-date>2015-12-08T09:34:11</meta:creation-date>
    <meta:generator>LibreOffice/5.0.2.2$Linux_X86_64 LibreOffice_project/00m0$Build-2</meta:generator>
    <meta:keyword>nil</meta:keyword>
    <dc:subject>nil</dc:subject>
    <dc:title>Experiment Protocol</dc:title>
    <meta:editing-duration>P1DT9H1M9S</meta:editing-duration>
    <meta:editing-cycles>6</meta:editing-cycles>
    <meta:printed-by>Henrich Kolkhorst</meta:printed-by>
    <meta:print-date>2015-12-08T10:20:07.521615976</meta:print-date>
    <meta:document-statistic meta:table-count="0" meta:image-count="0" meta:object-count="0" meta:page-count="3" meta:paragraph-count="64" meta:word-count="386" meta:character-count="2383" meta:non-whitespace-character-count="2055"/>
  </office:meta>
</office:document-meta>
</file>